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24e6d8"/>
    </style:style>
    <style:style style:name="P4" style:family="paragraph" style:parent-style-name="Table_20_Contents">
      <style:text-properties officeooo:rsid="0008c033" officeooo:paragraph-rsid="0024e8d6"/>
    </style:style>
    <style:style style:name="P5" style:family="paragraph" style:parent-style-name="Table_20_Contents">
      <style:text-properties officeooo:rsid="002180dd" officeooo:paragraph-rsid="0024e6d8"/>
    </style:style>
    <style:style style:name="P6" style:family="paragraph" style:parent-style-name="Table_20_Contents">
      <style:text-properties officeooo:rsid="00093f40" officeooo:paragraph-rsid="0024e6d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officeooo:rsid="001e4647" officeooo:paragraph-rsid="001336ca"/>
    </style:style>
    <style:style style:name="P10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1" style:family="paragraph" style:parent-style-name="Azione_20_attore" style:list-style-name="Numerazione_20_UC">
      <style:text-properties officeooo:rsid="0008c033" officeooo:paragraph-rsid="0026e6ec"/>
    </style:style>
    <style:style style:name="P12" style:family="paragraph" style:parent-style-name="Azione_20_sistema">
      <style:text-properties officeooo:rsid="0008c033" officeooo:paragraph-rsid="0008c033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336ca"/>
    </style:style>
    <style:style style:name="T5" style:family="text">
      <style:text-properties officeooo:rsid="001a00d2"/>
    </style:style>
    <style:style style:name="T6" style:family="text">
      <style:text-properties officeooo:rsid="001e4647"/>
    </style:style>
    <style:style style:name="T7" style:family="text">
      <style:text-properties officeooo:rsid="002180dd"/>
    </style:style>
    <style:style style:name="T8" style:family="text">
      <style:text-properties officeooo:rsid="00234309"/>
    </style:style>
    <style:style style:name="T9" style:family="text">
      <style:text-properties officeooo:rsid="0024e6d8"/>
    </style:style>
    <style:style style:name="T10" style:family="text">
      <style:text-properties officeooo:rsid="0025f033"/>
    </style:style>
    <style:style style:name="T11" style:family="text">
      <style:text-properties officeooo:rsid="0026e6ec"/>
    </style:style>
    <style:style style:name="T12" style:family="text">
      <style:text-properties officeooo:rsid="0027714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12">Genitore</text:span><text:span text:style-name="T9"> visualizza</text:span><text:span text:style-name="T8"> even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2">Iniziato da: </text:span><text:span text:style-name="T12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2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336856" text:style-name="Numerazione_20_UC">
              <text:list-item text:start-value="1">
                <text:p text:style-name="P11"><text:span text:style-name="T12">Il genitore </text:span><text:s/>accede alla sezione <text:span text:style-name="T5">Eventi</text:span><text:span text:style-name="T4"> </text:span></text:p>
                <text:p text:style-name="P12"/>
              </text:list-item>
              <text:list-item>
                <text:p text:style-name="P12">Il sistema <text:span text:style-name="T3">visualizza</text:span> <text:span text:style-name="T6">la lista degli eventi <text:s/></text:span><text:span text:style-name="T11">inerenti al </text:span><text:span text:style-name="T12">genitore</text:span><text:span text:style-name="T11"> 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2">Il genitore</text:span><text:span text:style-name="T7"> </text:span><text:span text:style-name="T6">ha visualizzato </text:span><text:span text:style-name="T7">correttamente</text:span><text:span text:style-name="T4"> </text:span><text:span text:style-name="T6">la lista</text:span></text:p>
            <text:p text:style-name="P9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331505" text:style-name="L1">
              <text:list-header>
                <text:p text:style-name="P10">Nel caso di un errore <text:span text:style-name="T10">del sistema</text:span><text:span text:style-name="T7">,</text:span> <text:span text:style-name="T10">quest'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3M15S</meta:editing-duration>
    <meta:editing-cycles>29</meta:editing-cycles>
    <meta:generator>LibreOffice/3.6$Windows_x86 LibreOffice_project/da8c1e6-fd468f4-454e206-f42a4a9-143cfd</meta:generator>
    <dc:date>2012-10-21T15:24:02.97</dc:date>
    <meta:document-statistic meta:table-count="1" meta:image-count="0" meta:object-count="0" meta:page-count="1" meta:paragraph-count="17" meta:word-count="79" meta:character-count="520" meta:non-whitespace-character-count="456"/>
  </office:meta>
</office:document-meta>
</file>